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0">
      <style:table-cell-properties fo:border="thin solid #000000" style:vertical-align="middle" fo:wrap-option="wrap" fo:background-color="#FFFFFF"/>
      <style:text-properties style:font-name="Calibri" style:font-name-asian="Calibri" style:font-name-complex="Calibri" style:font-family-generic="swiss"/>
    </style:style>
    <style:style style:name="ce4" style:family="table-cell" style:parent-style-name="Default" style:data-style-name="N0">
      <style:table-cell-properties fo:background-color="#FFF200"/>
    </style:style>
    <style:style style:name="ce5" style:family="table-cell" style:parent-style-name="Default" style:data-style-name="N30">
      <style:table-cell-properties fo:background-color="#FFF200"/>
    </style:style>
    <style:style style:name="co1" style:family="table-column">
      <style:table-column-properties fo:break-before="auto" style:column-width="9.2075cm"/>
    </style:style>
    <style:style style:name="co2" style:family="table-column">
      <style:table-column-properties fo:break-before="auto" style:column-width="5.92666666666667cm"/>
    </style:style>
    <style:style style:name="co3" style:family="table-column">
      <style:table-column-properties fo:break-before="auto" style:column-width="2.03729166666667cm"/>
    </style:style>
    <style:style style:name="co4" style:family="table-column">
      <style:table-column-properties fo:break-before="auto" style:column-width="0.423333333333333cm"/>
    </style:style>
    <style:style style:name="co5" style:family="table-column">
      <style:table-column-properties fo:break-before="auto" style:column-width="2.75166666666667cm"/>
    </style:style>
    <style:style style:name="co6" style:family="table-column">
      <style:table-column-properties fo:break-before="auto" style:column-width="1.56104166666667cm"/>
    </style:style>
    <style:style style:name="co7" style:family="table-column">
      <style:table-column-properties fo:break-before="auto" style:column-width="5.34458333333333cm"/>
    </style:style>
    <style:style style:name="co8" style:family="table-column">
      <style:table-column-properties fo:break-before="auto" style:column-width="3.51895833333333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8.51958333333333cm"/>
    </style:style>
    <style:style style:name="co11" style:family="table-column">
      <style:table-column-properties fo:break-before="auto" style:column-width="5.76791666666667cm"/>
    </style:style>
    <style:style style:name="co12" style:family="table-column">
      <style:table-column-properties fo:break-before="auto" style:column-width="2.24895833333333cm"/>
    </style:style>
    <style:style style:name="co13" style:family="table-column">
      <style:table-column-properties fo:break-before="auto" style:column-width="5.476875cm"/>
    </style:style>
    <style:style style:name="co14" style:family="table-column">
      <style:table-column-properties fo:break-before="auto" style:column-width="4.471458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RANJA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1">
            <text:p>canalx</text:p>
          </table:table-cell>
          <table:table-cell office:value-type="string" table:style-name="ce1">
            <text:p>canal</text:p>
          </table:table-cell>
          <table:table-cell office:value-type="string" table:style-name="ce1">
            <text:p>date</text:p>
          </table:table-cell>
          <table:table-cell table:style-name="ce1"/>
          <table:table-cell office:value-type="string" table:style-name="ce1">
            <text:p>hora_ini</text:p>
          </table:table-cell>
          <table:table-cell office:value-type="string" table:style-name="ce1">
            <text:p>hora_fin</text:p>
          </table:table-cell>
          <table:table-cell office:value-type="string" table:style-name="ce1">
            <text:p>fecha_init</text:p>
          </table:table-cell>
          <table:table-cell office:value-type="string" table:style-name="ce1">
            <text:p>fecha_fi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atina 90 Mediodía 12:00 <text:s/>a 15:00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19 12:00:00" table:formula="of:=COM.MICROSOFT.CONCAT([.C2];[.D2];[.E2])" table:style-name="ce1">
            <text:p>2021-11-19 12:00:00</text:p>
          </table:table-cell>
          <table:table-cell office:value-type="string" office:string-value="2021-11-19 15:00:00" table:formula="of:=COM.MICROSOFT.CONCAT([.C2];[.D2];[.F2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0 12:00:00" table:formula="of:=COM.MICROSOFT.CONCAT([.C3];[.D3];[.E3])" table:style-name="ce1">
            <text:p>2021-11-20 12:00:00</text:p>
          </table:table-cell>
          <table:table-cell office:value-type="string" office:string-value="2021-11-20 15:00:00" table:formula="of:=COM.MICROSOFT.CONCAT([.C3];[.D3];[.F3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1 12:00:00" table:formula="of:=COM.MICROSOFT.CONCAT([.C4];[.D4];[.E4])" table:style-name="ce1">
            <text:p>2021-11-21 12:00:00</text:p>
          </table:table-cell>
          <table:table-cell office:value-type="string" office:string-value="2021-11-21 15:00:00" table:formula="of:=COM.MICROSOFT.CONCAT([.C4];[.D4];[.F4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2 12:00:00" table:formula="of:=COM.MICROSOFT.CONCAT([.C5];[.D5];[.E5])" table:style-name="ce1">
            <text:p>2021-11-22 12:00:00</text:p>
          </table:table-cell>
          <table:table-cell office:value-type="string" office:string-value="2021-11-22 15:00:00" table:formula="of:=COM.MICROSOFT.CONCAT([.C5];[.D5];[.F5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3 12:00:00" table:formula="of:=COM.MICROSOFT.CONCAT([.C6];[.D6];[.E6])" table:style-name="ce1">
            <text:p>2021-11-23 12:00:00</text:p>
          </table:table-cell>
          <table:table-cell office:value-type="string" office:string-value="2021-11-23 15:00:00" table:formula="of:=COM.MICROSOFT.CONCAT([.C6];[.D6];[.F6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4 12:00:00" table:formula="of:=COM.MICROSOFT.CONCAT([.C7];[.D7];[.E7])" table:style-name="ce1">
            <text:p>2021-11-24 12:00:00</text:p>
          </table:table-cell>
          <table:table-cell office:value-type="string" office:string-value="2021-11-24 15:00:00" table:formula="of:=COM.MICROSOFT.CONCAT([.C7];[.D7];[.F7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5 12:00:00" table:formula="of:=COM.MICROSOFT.CONCAT([.C8];[.D8];[.E8])" table:style-name="ce1">
            <text:p>2021-11-25 12:00:00</text:p>
          </table:table-cell>
          <table:table-cell office:value-type="string" office:string-value="2021-11-25 15:00:00" table:formula="of:=COM.MICROSOFT.CONCAT([.C8];[.D8];[.F8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2:00 <text:s/>a 15:00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19 12:00:00" table:formula="of:=COM.MICROSOFT.CONCAT([.C9];[.D9];[.E9])" table:style-name="ce1">
            <text:p>2021-11-19 12:00:00</text:p>
          </table:table-cell>
          <table:table-cell office:value-type="string" office:string-value="2021-11-19 15:00:00" table:formula="of:=COM.MICROSOFT.CONCAT([.C9];[.D9];[.F9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0 12:00:00" table:formula="of:=COM.MICROSOFT.CONCAT([.C10];[.D10];[.E10])" table:style-name="ce1">
            <text:p>2021-11-20 12:00:00</text:p>
          </table:table-cell>
          <table:table-cell office:value-type="string" office:string-value="2021-11-20 15:00:00" table:formula="of:=COM.MICROSOFT.CONCAT([.C10];[.D10];[.F10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1 12:00:00" table:formula="of:=COM.MICROSOFT.CONCAT([.C11];[.D11];[.E11])" table:style-name="ce1">
            <text:p>2021-11-21 12:00:00</text:p>
          </table:table-cell>
          <table:table-cell office:value-type="string" office:string-value="2021-11-21 15:00:00" table:formula="of:=COM.MICROSOFT.CONCAT([.C11];[.D11];[.F11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2 12:00:00" table:formula="of:=COM.MICROSOFT.CONCAT([.C12];[.D12];[.E12])" table:style-name="ce1">
            <text:p>2021-11-22 12:00:00</text:p>
          </table:table-cell>
          <table:table-cell office:value-type="string" office:string-value="2021-11-22 15:00:00" table:formula="of:=COM.MICROSOFT.CONCAT([.C12];[.D12];[.F12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3 12:00:00" table:formula="of:=COM.MICROSOFT.CONCAT([.C13];[.D13];[.E13])" table:style-name="ce1">
            <text:p>2021-11-23 12:00:00</text:p>
          </table:table-cell>
          <table:table-cell office:value-type="string" office:string-value="2021-11-23 15:00:00" table:formula="of:=COM.MICROSOFT.CONCAT([.C13];[.D13];[.F13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4 12:00:00" table:formula="of:=COM.MICROSOFT.CONCAT([.C14];[.D14];[.E14])" table:style-name="ce1">
            <text:p>2021-11-24 12:00:00</text:p>
          </table:table-cell>
          <table:table-cell office:value-type="string" office:string-value="2021-11-24 15:00:00" table:formula="of:=COM.MICROSOFT.CONCAT([.C14];[.D14];[.F14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5 12:00:00" table:formula="of:=COM.MICROSOFT.CONCAT([.C15];[.D15];[.E15])" table:style-name="ce1">
            <text:p>2021-11-25 12:00:00</text:p>
          </table:table-cell>
          <table:table-cell office:value-type="string" office:string-value="2021-11-25 15:00:00" table:formula="of:=COM.MICROSOFT.CONCAT([.C15];[.D15];[.F15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<text:s/>12:00 <text:s/>a 14:00</text:p>
          </table:table-cell>
          <table:table-cell office:value-type="string" table:style-name="ce1">
            <text:p>CANAL N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19 12:00:00" table:formula="of:=COM.MICROSOFT.CONCAT([.C16];[.D16];[.E16])" table:style-name="ce1">
            <text:p>2021-11-19 12:00:00</text:p>
          </table:table-cell>
          <table:table-cell office:value-type="string" office:string-value="2021-11-19 14:00:00" table:formula="of:=COM.MICROSOFT.CONCAT([.C16];[.D16];[.F16])" table:style-name="ce1">
            <text:p>2021-11-19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0 12:00:00" table:formula="of:=COM.MICROSOFT.CONCAT([.C17];[.D17];[.E17])" table:style-name="ce1">
            <text:p>2021-11-20 12:00:00</text:p>
          </table:table-cell>
          <table:table-cell office:value-type="string" office:string-value="2021-11-20 14:00:00" table:formula="of:=COM.MICROSOFT.CONCAT([.C17];[.D17];[.F17])" table:style-name="ce1">
            <text:p>2021-11-20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1 12:00:00" table:formula="of:=COM.MICROSOFT.CONCAT([.C18];[.D18];[.E18])" table:style-name="ce1">
            <text:p>2021-11-21 12:00:00</text:p>
          </table:table-cell>
          <table:table-cell office:value-type="string" office:string-value="2021-11-21 14:00:00" table:formula="of:=COM.MICROSOFT.CONCAT([.C18];[.D18];[.F18])" table:style-name="ce1">
            <text:p>2021-11-21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2 12:00:00" table:formula="of:=COM.MICROSOFT.CONCAT([.C19];[.D19];[.E19])" table:style-name="ce1">
            <text:p>2021-11-22 12:00:00</text:p>
          </table:table-cell>
          <table:table-cell office:value-type="string" office:string-value="2021-11-22 14:00:00" table:formula="of:=COM.MICROSOFT.CONCAT([.C19];[.D19];[.F19])" table:style-name="ce1">
            <text:p>2021-11-22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3 12:00:00" table:formula="of:=COM.MICROSOFT.CONCAT([.C20];[.D20];[.E20])" table:style-name="ce1">
            <text:p>2021-11-23 12:00:00</text:p>
          </table:table-cell>
          <table:table-cell office:value-type="string" office:string-value="2021-11-23 14:00:00" table:formula="of:=COM.MICROSOFT.CONCAT([.C20];[.D20];[.F20])" table:style-name="ce1">
            <text:p>2021-11-23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4 12:00:00" table:formula="of:=COM.MICROSOFT.CONCAT([.C21];[.D21];[.E21])" table:style-name="ce1">
            <text:p>2021-11-24 12:00:00</text:p>
          </table:table-cell>
          <table:table-cell office:value-type="string" office:string-value="2021-11-24 14:00:00" table:formula="of:=COM.MICROSOFT.CONCAT([.C21];[.D21];[.F21])" table:style-name="ce1">
            <text:p>2021-11-24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5 12:00:00" table:formula="of:=COM.MICROSOFT.CONCAT([.C22];[.D22];[.E22])" table:style-name="ce1">
            <text:p>2021-11-25 12:00:00</text:p>
          </table:table-cell>
          <table:table-cell office:value-type="string" office:string-value="2021-11-25 14:00:00" table:formula="of:=COM.MICROSOFT.CONCAT([.C22];[.D22];[.F22])" table:style-name="ce1">
            <text:p>2021-11-25 14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<text:s/>12:30 a 15:00</text:p>
          </table:table-cell>
          <table:table-cell office:value-type="string" table:style-name="ce1">
            <text:p>PANAMERICANA TELEVISION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19 12:30:00" table:formula="of:=COM.MICROSOFT.CONCAT([.C23];[.D23];[.E23])" table:style-name="ce1">
            <text:p>2021-11-19 12:30:00</text:p>
          </table:table-cell>
          <table:table-cell office:value-type="string" office:string-value="2021-11-19 15:00:00" table:formula="of:=COM.MICROSOFT.CONCAT([.C23];[.D23];[.F23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0 12:30:00" table:formula="of:=COM.MICROSOFT.CONCAT([.C24];[.D24];[.E24])" table:style-name="ce1">
            <text:p>2021-11-20 12:30:00</text:p>
          </table:table-cell>
          <table:table-cell office:value-type="string" office:string-value="2021-11-20 15:00:00" table:formula="of:=COM.MICROSOFT.CONCAT([.C24];[.D24];[.F24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1 12:30:00" table:formula="of:=COM.MICROSOFT.CONCAT([.C25];[.D25];[.E25])" table:style-name="ce1">
            <text:p>2021-11-21 12:30:00</text:p>
          </table:table-cell>
          <table:table-cell office:value-type="string" office:string-value="2021-11-21 15:00:00" table:formula="of:=COM.MICROSOFT.CONCAT([.C25];[.D25];[.F25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2 12:30:00" table:formula="of:=COM.MICROSOFT.CONCAT([.C26];[.D26];[.E26])" table:style-name="ce1">
            <text:p>2021-11-22 12:30:00</text:p>
          </table:table-cell>
          <table:table-cell office:value-type="string" office:string-value="2021-11-22 15:00:00" table:formula="of:=COM.MICROSOFT.CONCAT([.C26];[.D26];[.F26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3 12:30:00" table:formula="of:=COM.MICROSOFT.CONCAT([.C27];[.D27];[.E27])" table:style-name="ce1">
            <text:p>2021-11-23 12:30:00</text:p>
          </table:table-cell>
          <table:table-cell office:value-type="string" office:string-value="2021-11-23 15:00:00" table:formula="of:=COM.MICROSOFT.CONCAT([.C27];[.D27];[.F27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4 12:30:00" table:formula="of:=COM.MICROSOFT.CONCAT([.C28];[.D28];[.E28])" table:style-name="ce1">
            <text:p>2021-11-24 12:30:00</text:p>
          </table:table-cell>
          <table:table-cell office:value-type="string" office:string-value="2021-11-24 15:00:00" table:formula="of:=COM.MICROSOFT.CONCAT([.C28];[.D28];[.F28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5 12:30:00" table:formula="of:=COM.MICROSOFT.CONCAT([.C29];[.D29];[.E29])" table:style-name="ce1">
            <text:p>2021-11-25 12:30:00</text:p>
          </table:table-cell>
          <table:table-cell office:value-type="string" office:string-value="2021-11-25 15:00:00" table:formula="of:=COM.MICROSOFT.CONCAT([.C29];[.D29];[.F29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:00 a 15:00</text:p>
          </table:table-cell>
          <table:table-cell office:value-type="string" table:style-name="ce1">
            <text:p>RPP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19 13:00:00" table:formula="of:=COM.MICROSOFT.CONCAT([.C30];[.D30];[.E30])" table:style-name="ce1">
            <text:p>2021-11-19 13:00:00</text:p>
          </table:table-cell>
          <table:table-cell office:value-type="string" office:string-value="2021-11-19 15:00:00" table:formula="of:=COM.MICROSOFT.CONCAT([.C30];[.D30];[.F30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0 13:00:00" table:formula="of:=COM.MICROSOFT.CONCAT([.C31];[.D31];[.E31])" table:style-name="ce1">
            <text:p>2021-11-20 13:00:00</text:p>
          </table:table-cell>
          <table:table-cell office:value-type="string" office:string-value="2021-11-20 15:00:00" table:formula="of:=COM.MICROSOFT.CONCAT([.C31];[.D31];[.F31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1 13:00:00" table:formula="of:=COM.MICROSOFT.CONCAT([.C32];[.D32];[.E32])" table:style-name="ce1">
            <text:p>2021-11-21 13:00:00</text:p>
          </table:table-cell>
          <table:table-cell office:value-type="string" office:string-value="2021-11-21 15:00:00" table:formula="of:=COM.MICROSOFT.CONCAT([.C32];[.D32];[.F32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2 13:00:00" table:formula="of:=COM.MICROSOFT.CONCAT([.C33];[.D33];[.E33])" table:style-name="ce1">
            <text:p>2021-11-22 13:00:00</text:p>
          </table:table-cell>
          <table:table-cell office:value-type="string" office:string-value="2021-11-22 15:00:00" table:formula="of:=COM.MICROSOFT.CONCAT([.C33];[.D33];[.F33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3 13:00:00" table:formula="of:=COM.MICROSOFT.CONCAT([.C34];[.D34];[.E34])" table:style-name="ce1">
            <text:p>2021-11-23 13:00:00</text:p>
          </table:table-cell>
          <table:table-cell office:value-type="string" office:string-value="2021-11-23 15:00:00" table:formula="of:=COM.MICROSOFT.CONCAT([.C34];[.D34];[.F34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4 13:00:00" table:formula="of:=COM.MICROSOFT.CONCAT([.C35];[.D35];[.E35])" table:style-name="ce1">
            <text:p>2021-11-24 13:00:00</text:p>
          </table:table-cell>
          <table:table-cell office:value-type="string" office:string-value="2021-11-24 15:00:00" table:formula="of:=COM.MICROSOFT.CONCAT([.C35];[.D35];[.F35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5 13:00:00" table:formula="of:=COM.MICROSOFT.CONCAT([.C36];[.D36];[.E36])" table:style-name="ce1">
            <text:p>2021-11-25 13:00:00</text:p>
          </table:table-cell>
          <table:table-cell office:value-type="string" office:string-value="2021-11-25 15:00:00" table:formula="of:=COM.MICROSOFT.CONCAT([.C36];[.D36];[.F36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:00 a 15:00</text:p>
          </table:table-cell>
          <table:table-cell office:value-type="string" table:style-name="ce1">
            <text:p>CANAL N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19 13:00:00" table:formula="of:=COM.MICROSOFT.CONCAT([.C37];[.D37];[.E37])" table:style-name="ce1">
            <text:p>2021-11-19 13:00:00</text:p>
          </table:table-cell>
          <table:table-cell office:value-type="string" office:string-value="2021-11-19 15:00:00" table:formula="of:=COM.MICROSOFT.CONCAT([.C37];[.D37];[.F37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0 13:00:00" table:formula="of:=COM.MICROSOFT.CONCAT([.C38];[.D38];[.E38])" table:style-name="ce1">
            <text:p>2021-11-20 13:00:00</text:p>
          </table:table-cell>
          <table:table-cell office:value-type="string" office:string-value="2021-11-20 15:00:00" table:formula="of:=COM.MICROSOFT.CONCAT([.C38];[.D38];[.F38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1 13:00:00" table:formula="of:=COM.MICROSOFT.CONCAT([.C39];[.D39];[.E39])" table:style-name="ce1">
            <text:p>2021-11-21 13:00:00</text:p>
          </table:table-cell>
          <table:table-cell office:value-type="string" office:string-value="2021-11-21 15:00:00" table:formula="of:=COM.MICROSOFT.CONCAT([.C39];[.D39];[.F39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2 13:00:00" table:formula="of:=COM.MICROSOFT.CONCAT([.C40];[.D40];[.E40])" table:style-name="ce1">
            <text:p>2021-11-22 13:00:00</text:p>
          </table:table-cell>
          <table:table-cell office:value-type="string" office:string-value="2021-11-22 15:00:00" table:formula="of:=COM.MICROSOFT.CONCAT([.C40];[.D40];[.F40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3 13:00:00" table:formula="of:=COM.MICROSOFT.CONCAT([.C41];[.D41];[.E41])" table:style-name="ce1">
            <text:p>2021-11-23 13:00:00</text:p>
          </table:table-cell>
          <table:table-cell office:value-type="string" office:string-value="2021-11-23 15:00:00" table:formula="of:=COM.MICROSOFT.CONCAT([.C41];[.D41];[.F41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4 13:00:00" table:formula="of:=COM.MICROSOFT.CONCAT([.C42];[.D42];[.E42])" table:style-name="ce1">
            <text:p>2021-11-24 13:00:00</text:p>
          </table:table-cell>
          <table:table-cell office:value-type="string" office:string-value="2021-11-24 15:00:00" table:formula="of:=COM.MICROSOFT.CONCAT([.C42];[.D42];[.F42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5 13:00:00" table:formula="of:=COM.MICROSOFT.CONCAT([.C43];[.D43];[.E43])" table:style-name="ce1">
            <text:p>2021-11-25 13:00:00</text:p>
          </table:table-cell>
          <table:table-cell office:value-type="string" office:string-value="2021-11-25 15:00:00" table:formula="of:=COM.MICROSOFT.CONCAT([.C43];[.D43];[.F43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:30 a 15:00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19 13:30:00" table:formula="of:=COM.MICROSOFT.CONCAT([.C44];[.D44];[.E44])" table:style-name="ce1">
            <text:p>2021-11-19 13:30:00</text:p>
          </table:table-cell>
          <table:table-cell office:value-type="string" office:string-value="2021-11-19 15:00:00" table:formula="of:=COM.MICROSOFT.CONCAT([.C44];[.D44];[.F44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0 13:30:00" table:formula="of:=COM.MICROSOFT.CONCAT([.C45];[.D45];[.E45])" table:style-name="ce1">
            <text:p>2021-11-20 13:30:00</text:p>
          </table:table-cell>
          <table:table-cell office:value-type="string" office:string-value="2021-11-20 15:00:00" table:formula="of:=COM.MICROSOFT.CONCAT([.C45];[.D45];[.F45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1 13:30:00" table:formula="of:=COM.MICROSOFT.CONCAT([.C46];[.D46];[.E46])" table:style-name="ce1">
            <text:p>2021-11-21 13:30:00</text:p>
          </table:table-cell>
          <table:table-cell office:value-type="string" office:string-value="2021-11-21 15:00:00" table:formula="of:=COM.MICROSOFT.CONCAT([.C46];[.D46];[.F46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2 13:30:00" table:formula="of:=COM.MICROSOFT.CONCAT([.C47];[.D47];[.E47])" table:style-name="ce1">
            <text:p>2021-11-22 13:30:00</text:p>
          </table:table-cell>
          <table:table-cell office:value-type="string" office:string-value="2021-11-22 15:00:00" table:formula="of:=COM.MICROSOFT.CONCAT([.C47];[.D47];[.F47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3 13:30:00" table:formula="of:=COM.MICROSOFT.CONCAT([.C48];[.D48];[.E48])" table:style-name="ce1">
            <text:p>2021-11-23 13:30:00</text:p>
          </table:table-cell>
          <table:table-cell office:value-type="string" office:string-value="2021-11-23 15:00:00" table:formula="of:=COM.MICROSOFT.CONCAT([.C48];[.D48];[.F48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4 13:30:00" table:formula="of:=COM.MICROSOFT.CONCAT([.C49];[.D49];[.E49])" table:style-name="ce1">
            <text:p>2021-11-24 13:30:00</text:p>
          </table:table-cell>
          <table:table-cell office:value-type="string" office:string-value="2021-11-24 15:00:00" table:formula="of:=COM.MICROSOFT.CONCAT([.C49];[.D49];[.F49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5 13:30:00" table:formula="of:=COM.MICROSOFT.CONCAT([.C50];[.D50];[.E50])" table:style-name="ce1">
            <text:p>2021-11-25 13:30:00</text:p>
          </table:table-cell>
          <table:table-cell office:value-type="string" office:string-value="2021-11-25 15:00:00" table:formula="of:=COM.MICROSOFT.CONCAT([.C50];[.D50];[.F50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:00 a 15:00</text:p>
          </table:table-cell>
          <table:table-cell office:value-type="string" table:style-name="ce1">
            <text:p>WILLAX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19 14:00:00" table:formula="of:=COM.MICROSOFT.CONCAT([.C51];[.D51];[.E51])" table:style-name="ce1">
            <text:p>2021-11-19 14:00:00</text:p>
          </table:table-cell>
          <table:table-cell office:value-type="string" office:string-value="2021-11-19 15:00:00" table:formula="of:=COM.MICROSOFT.CONCAT([.C51];[.D51];[.F51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0 14:00:00" table:formula="of:=COM.MICROSOFT.CONCAT([.C52];[.D52];[.E52])" table:style-name="ce1">
            <text:p>2021-11-20 14:00:00</text:p>
          </table:table-cell>
          <table:table-cell office:value-type="string" office:string-value="2021-11-20 15:00:00" table:formula="of:=COM.MICROSOFT.CONCAT([.C52];[.D52];[.F52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1 14:00:00" table:formula="of:=COM.MICROSOFT.CONCAT([.C53];[.D53];[.E53])" table:style-name="ce1">
            <text:p>2021-11-21 14:00:00</text:p>
          </table:table-cell>
          <table:table-cell office:value-type="string" office:string-value="2021-11-21 15:00:00" table:formula="of:=COM.MICROSOFT.CONCAT([.C53];[.D53];[.F53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2 14:00:00" table:formula="of:=COM.MICROSOFT.CONCAT([.C54];[.D54];[.E54])" table:style-name="ce1">
            <text:p>2021-11-22 14:00:00</text:p>
          </table:table-cell>
          <table:table-cell office:value-type="string" office:string-value="2021-11-22 15:00:00" table:formula="of:=COM.MICROSOFT.CONCAT([.C54];[.D54];[.F54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3 14:00:00" table:formula="of:=COM.MICROSOFT.CONCAT([.C55];[.D55];[.E55])" table:style-name="ce1">
            <text:p>2021-11-23 14:00:00</text:p>
          </table:table-cell>
          <table:table-cell office:value-type="string" office:string-value="2021-11-23 15:00:00" table:formula="of:=COM.MICROSOFT.CONCAT([.C55];[.D55];[.F55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4 14:00:00" table:formula="of:=COM.MICROSOFT.CONCAT([.C56];[.D56];[.E56])" table:style-name="ce1">
            <text:p>2021-11-24 14:00:00</text:p>
          </table:table-cell>
          <table:table-cell office:value-type="string" office:string-value="2021-11-24 15:00:00" table:formula="of:=COM.MICROSOFT.CONCAT([.C56];[.D56];[.F56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5 14:00:00" table:formula="of:=COM.MICROSOFT.CONCAT([.C57];[.D57];[.E57])" table:style-name="ce1">
            <text:p>2021-11-25 14:00:00</text:p>
          </table:table-cell>
          <table:table-cell office:value-type="string" office:string-value="2021-11-25 15:00:00" table:formula="of:=COM.MICROSOFT.CONCAT([.C57];[.D57];[.F57])" table:style-name="ce1">
            <text:p>2021-11-25 15:00:00</text:p>
          </table:table-cell>
          <table:table-cell table:number-columns-repeated="16376"/>
        </table:table-row>
        <table:table-row table:number-rows-repeated="7" table:style-name="ro1">
          <table:table-cell table:number-columns-repeated="2" table:style-name="ce1"/>
          <table:table-cell table:style-name="ce2"/>
          <table:table-cell table:style-name="ce1"/>
          <table:table-cell table:number-columns-repeated="2" table:style-name="ce2"/>
          <table:table-cell table:number-columns-repeated="16378" table:style-name="ce1"/>
        </table:table-row>
        <table:table-row table:number-rows-repeated="66" table:style-name="ro1">
          <table:table-cell table:number-columns-repeated="2"/>
          <table:table-cell table:style-name="ce2"/>
          <table:table-cell table:style-name="ce1"/>
          <table:table-cell table:number-columns-repeated="2" table:style-name="ce2"/>
          <table:table-cell table:number-columns-repeated="16378"/>
        </table:table-row>
        <table:table-row table:number-rows-repeated="1048446" table:style-name="ro1">
          <table:table-cell table:number-columns-repeated="16384"/>
        </table:table-row>
      </table:table>
      <table:table table:name="franjas2" table:style-name="ta2">
        <table:table-column table:style-name="co10" table:default-cell-style-name="ce1"/>
        <table:table-column table:style-name="co11" table:default-cell-style-name="ce1"/>
        <table:table-column table:style-name="co12" table:number-columns-repeated="4" table:default-cell-style-name="ce1"/>
        <table:table-column table:style-name="co13" table:default-cell-style-name="ce1"/>
        <table:table-column table:style-name="co14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1">
            <text:p>canalx</text:p>
          </table:table-cell>
          <table:table-cell office:value-type="string" table:style-name="ce1">
            <text:p>canal</text:p>
          </table:table-cell>
          <table:table-cell office:value-type="string" table:style-name="ce1">
            <text:p>date</text:p>
          </table:table-cell>
          <table:table-cell table:style-name="ce1"/>
          <table:table-cell office:value-type="string" table:style-name="ce1">
            <text:p>hora_ini</text:p>
          </table:table-cell>
          <table:table-cell office:value-type="string" table:style-name="ce1">
            <text:p>hora_fin</text:p>
          </table:table-cell>
          <table:table-cell office:value-type="string" table:style-name="ce1">
            <text:p>fecha_init</text:p>
          </table:table-cell>
          <table:table-cell office:value-type="string" table:style-name="ce1">
            <text:p>fecha_fin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5:00:00 a 09:30:00</text:p>
          </table:table-cell>
          <table:table-cell office:value-type="string" table:style-name="ce3">
            <text:p>M DEPORTES HD</text:p>
          </table:table-cell>
          <table:table-cell office:value-type="string" table:style-name="ce2">
            <text:p>2023-02-1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2-13 00:00:00" table:formula="of:=COM.MICROSOFT.CONCAT([.C2];[.D2];[.E2])" table:style-name="ce1">
            <text:p>2023-02-13 00:00:00</text:p>
          </table:table-cell>
          <table:table-cell office:value-type="string" office:string-value="2023-02-13 23:59:59" table:formula="of:=COM.MICROSOFT.CONCAT([.C2];[.D2];[.F2])" table:style-name="ce1">
            <text:p>2023-02-13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3">
            <text:p>M DEPORTES HD</text:p>
          </table:table-cell>
          <table:table-cell office:value-type="string" table:style-name="ce2">
            <text:p>2023-02-1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2-14 00:00:00" table:formula="of:=COM.MICROSOFT.CONCAT([.C3];[.D3];[.E3])" table:style-name="ce1">
            <text:p>2023-02-14 00:00:00</text:p>
          </table:table-cell>
          <table:table-cell office:value-type="string" office:string-value="2023-02-14 23:59:59" table:formula="of:=COM.MICROSOFT.CONCAT([.C3];[.D3];[.F3])" table:style-name="ce1">
            <text:p>2023-02-14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3">
            <text:p>M DEPORTES HD</text:p>
          </table:table-cell>
          <table:table-cell office:value-type="string" table:style-name="ce2">
            <text:p>2023-02-1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2-15 00:00:00" table:formula="of:=COM.MICROSOFT.CONCAT([.C4];[.D4];[.E4])" table:style-name="ce1">
            <text:p>2023-02-15 00:00:00</text:p>
          </table:table-cell>
          <table:table-cell office:value-type="string" office:string-value="2023-02-15 23:59:59" table:formula="of:=COM.MICROSOFT.CONCAT([.C4];[.D4];[.F4])" table:style-name="ce1">
            <text:p>2023-02-15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3">
            <text:p>M DEPORTES HD</text:p>
          </table:table-cell>
          <table:table-cell office:value-type="string" table:style-name="ce2">
            <text:p>2023-02-16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2-16 00:00:00" table:formula="of:=COM.MICROSOFT.CONCAT([.C5];[.D5];[.E5])" table:style-name="ce1">
            <text:p>2023-02-16 00:00:00</text:p>
          </table:table-cell>
          <table:table-cell office:value-type="string" office:string-value="2023-02-16 23:59:59" table:formula="of:=COM.MICROSOFT.CONCAT([.C5];[.D5];[.F5])" table:style-name="ce1">
            <text:p>2023-02-16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3">
            <text:p>M DEPORTES HD</text:p>
          </table:table-cell>
          <table:table-cell office:value-type="string" table:style-name="ce2">
            <text:p>2023-02-17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2-17 00:00:00" table:formula="of:=COM.MICROSOFT.CONCAT([.C6];[.D6];[.E6])" table:style-name="ce1">
            <text:p>2023-02-17 00:00:00</text:p>
          </table:table-cell>
          <table:table-cell office:value-type="string" office:string-value="2023-02-17 23:59:59" table:formula="of:=COM.MICROSOFT.CONCAT([.C6];[.D6];[.F6])" table:style-name="ce1">
            <text:p>2023-02-17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3">
            <text:p>M DEPORTES HD</text:p>
          </table:table-cell>
          <table:table-cell office:value-type="string" table:style-name="ce2">
            <text:p>2023-02-18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2-18 00:00:00" table:formula="of:=COM.MICROSOFT.CONCAT([.C7];[.D7];[.E7])" table:style-name="ce1">
            <text:p>2023-02-18 00:00:00</text:p>
          </table:table-cell>
          <table:table-cell office:value-type="string" office:string-value="2023-02-18 23:59:59" table:formula="of:=COM.MICROSOFT.CONCAT([.C7];[.D7];[.F7])" table:style-name="ce1">
            <text:p>2023-02-18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3">
            <text:p>M DEPORTES HD</text:p>
          </table:table-cell>
          <table:table-cell office:value-type="string" table:style-name="ce2">
            <text:p>2023-02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2-19 00:00:00" table:formula="of:=COM.MICROSOFT.CONCAT([.C8];[.D8];[.E8])" table:style-name="ce1">
            <text:p>2023-02-19 00:00:00</text:p>
          </table:table-cell>
          <table:table-cell office:value-type="string" office:string-value="2023-02-19 23:59:59" table:formula="of:=COM.MICROSOFT.CONCAT([.C8];[.D8];[.F8])" table:style-name="ce1">
            <text:p>2023-02-19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3">
            <text:p>GOLPERU HD</text:p>
          </table:table-cell>
          <table:table-cell office:value-type="string" table:style-name="ce2">
            <text:p>2023-02-1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2-13 00:00:00" table:formula="of:=COM.MICROSOFT.CONCAT([.C9];[.D9];[.E9])" table:style-name="ce1">
            <text:p>2023-02-13 00:00:00</text:p>
          </table:table-cell>
          <table:table-cell office:value-type="string" office:string-value="2023-02-13 23:59:59" table:formula="of:=COM.MICROSOFT.CONCAT([.C9];[.D9];[.F9])" table:style-name="ce1">
            <text:p>2023-02-13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3">
            <text:p>GOLPERU HD</text:p>
          </table:table-cell>
          <table:table-cell office:value-type="string" table:style-name="ce2">
            <text:p>2023-02-1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2-14 00:00:00" table:formula="of:=COM.MICROSOFT.CONCAT([.C10];[.D10];[.E10])" table:style-name="ce1">
            <text:p>2023-02-14 00:00:00</text:p>
          </table:table-cell>
          <table:table-cell office:value-type="string" office:string-value="2023-02-14 23:59:59" table:formula="of:=COM.MICROSOFT.CONCAT([.C10];[.D10];[.F10])" table:style-name="ce1">
            <text:p>2023-02-14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3">
            <text:p>GOLPERU HD</text:p>
          </table:table-cell>
          <table:table-cell office:value-type="string" table:style-name="ce2">
            <text:p>2023-02-1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2-15 00:00:00" table:formula="of:=COM.MICROSOFT.CONCAT([.C11];[.D11];[.E11])" table:style-name="ce1">
            <text:p>2023-02-15 00:00:00</text:p>
          </table:table-cell>
          <table:table-cell office:value-type="string" office:string-value="2023-02-15 23:59:59" table:formula="of:=COM.MICROSOFT.CONCAT([.C11];[.D11];[.F11])" table:style-name="ce1">
            <text:p>2023-02-15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3">
            <text:p>GOLPERU HD</text:p>
          </table:table-cell>
          <table:table-cell office:value-type="string" table:style-name="ce2">
            <text:p>2023-02-16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2-16 00:00:00" table:formula="of:=COM.MICROSOFT.CONCAT([.C12];[.D12];[.E12])" table:style-name="ce1">
            <text:p>2023-02-16 00:00:00</text:p>
          </table:table-cell>
          <table:table-cell office:value-type="string" office:string-value="2023-02-16 23:59:59" table:formula="of:=COM.MICROSOFT.CONCAT([.C12];[.D12];[.F12])" table:style-name="ce1">
            <text:p>2023-02-16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3">
            <text:p>GOLPERU HD</text:p>
          </table:table-cell>
          <table:table-cell office:value-type="string" table:style-name="ce2">
            <text:p>2023-02-17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2-17 00:00:00" table:formula="of:=COM.MICROSOFT.CONCAT([.C13];[.D13];[.E13])" table:style-name="ce1">
            <text:p>2023-02-17 00:00:00</text:p>
          </table:table-cell>
          <table:table-cell office:value-type="string" office:string-value="2023-02-17 23:59:59" table:formula="of:=COM.MICROSOFT.CONCAT([.C13];[.D13];[.F13])" table:style-name="ce1">
            <text:p>2023-02-17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3">
            <text:p>GOLPERU HD</text:p>
          </table:table-cell>
          <table:table-cell office:value-type="string" table:style-name="ce2">
            <text:p>2023-02-18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2-18 00:00:00" table:formula="of:=COM.MICROSOFT.CONCAT([.C14];[.D14];[.E14])" table:style-name="ce1">
            <text:p>2023-02-18 00:00:00</text:p>
          </table:table-cell>
          <table:table-cell office:value-type="string" office:string-value="2023-02-18 23:59:59" table:formula="of:=COM.MICROSOFT.CONCAT([.C14];[.D14];[.F14])" table:style-name="ce1">
            <text:p>2023-02-18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3">
            <text:p>GOLPERU HD</text:p>
          </table:table-cell>
          <table:table-cell office:value-type="string" table:style-name="ce2">
            <text:p>2023-02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2-19 00:00:00" table:formula="of:=COM.MICROSOFT.CONCAT([.C15];[.D15];[.E15])" table:style-name="ce1">
            <text:p>2023-02-19 00:00:00</text:p>
          </table:table-cell>
          <table:table-cell office:value-type="string" office:string-value="2023-02-19 23:59:59" table:formula="of:=COM.MICROSOFT.CONCAT([.C15];[.D15];[.F15])" table:style-name="ce1">
            <text:p>2023-02-19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3">
            <text:p>ESPN HD</text:p>
          </table:table-cell>
          <table:table-cell office:value-type="string" table:style-name="ce2">
            <text:p>2023-02-1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2-13 00:00:00" table:formula="of:=COM.MICROSOFT.CONCAT([.C16];[.D16];[.E16])" table:style-name="ce1">
            <text:p>2023-02-13 00:00:00</text:p>
          </table:table-cell>
          <table:table-cell office:value-type="string" office:string-value="2023-02-13 23:59:59" table:formula="of:=COM.MICROSOFT.CONCAT([.C16];[.D16];[.F16])" table:style-name="ce1">
            <text:p>2023-02-13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HD</text:p>
          </table:table-cell>
          <table:table-cell office:value-type="string" table:style-name="ce2">
            <text:p>2023-02-1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2-14 00:00:00" table:formula="of:=COM.MICROSOFT.CONCAT([.C17];[.D17];[.E17])" table:style-name="ce1">
            <text:p>2023-02-14 00:00:00</text:p>
          </table:table-cell>
          <table:table-cell office:value-type="string" office:string-value="2023-02-14 23:59:59" table:formula="of:=COM.MICROSOFT.CONCAT([.C17];[.D17];[.F17])" table:style-name="ce1">
            <text:p>2023-02-14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HD</text:p>
          </table:table-cell>
          <table:table-cell office:value-type="string" table:style-name="ce2">
            <text:p>2023-02-1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2-15 00:00:00" table:formula="of:=COM.MICROSOFT.CONCAT([.C18];[.D18];[.E18])" table:style-name="ce1">
            <text:p>2023-02-15 00:00:00</text:p>
          </table:table-cell>
          <table:table-cell office:value-type="string" office:string-value="2023-02-15 23:59:59" table:formula="of:=COM.MICROSOFT.CONCAT([.C18];[.D18];[.F18])" table:style-name="ce1">
            <text:p>2023-02-15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HD</text:p>
          </table:table-cell>
          <table:table-cell office:value-type="string" table:style-name="ce2">
            <text:p>2023-02-16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2-16 00:00:00" table:formula="of:=COM.MICROSOFT.CONCAT([.C19];[.D19];[.E19])" table:style-name="ce1">
            <text:p>2023-02-16 00:00:00</text:p>
          </table:table-cell>
          <table:table-cell office:value-type="string" office:string-value="2023-02-16 23:59:59" table:formula="of:=COM.MICROSOFT.CONCAT([.C19];[.D19];[.F19])" table:style-name="ce1">
            <text:p>2023-02-16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HD</text:p>
          </table:table-cell>
          <table:table-cell office:value-type="string" table:style-name="ce2">
            <text:p>2023-02-17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2-17 00:00:00" table:formula="of:=COM.MICROSOFT.CONCAT([.C20];[.D20];[.E20])" table:style-name="ce1">
            <text:p>2023-02-17 00:00:00</text:p>
          </table:table-cell>
          <table:table-cell office:value-type="string" office:string-value="2023-02-17 23:59:59" table:formula="of:=COM.MICROSOFT.CONCAT([.C20];[.D20];[.F20])" table:style-name="ce1">
            <text:p>2023-02-17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HD</text:p>
          </table:table-cell>
          <table:table-cell office:value-type="string" table:style-name="ce2">
            <text:p>2023-02-18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2-18 00:00:00" table:formula="of:=COM.MICROSOFT.CONCAT([.C21];[.D21];[.E21])" table:style-name="ce1">
            <text:p>2023-02-18 00:00:00</text:p>
          </table:table-cell>
          <table:table-cell office:value-type="string" office:string-value="2023-02-18 23:59:59" table:formula="of:=COM.MICROSOFT.CONCAT([.C21];[.D21];[.F21])" table:style-name="ce1">
            <text:p>2023-02-18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HD</text:p>
          </table:table-cell>
          <table:table-cell office:value-type="string" table:style-name="ce2">
            <text:p>2023-02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2-19 00:00:00" table:formula="of:=COM.MICROSOFT.CONCAT([.C22];[.D22];[.E22])" table:style-name="ce1">
            <text:p>2023-02-19 00:00:00</text:p>
          </table:table-cell>
          <table:table-cell office:value-type="string" office:string-value="2023-02-19 23:59:59" table:formula="of:=COM.MICROSOFT.CONCAT([.C22];[.D22];[.F22])" table:style-name="ce1">
            <text:p>2023-02-19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2</text:p>
          </table:table-cell>
          <table:table-cell office:value-type="string" table:style-name="ce2">
            <text:p>2023-02-1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2-13 00:00:00" table:formula="of:=COM.MICROSOFT.CONCAT([.C23];[.D23];[.E23])" table:style-name="ce1">
            <text:p>2023-02-13 00:00:00</text:p>
          </table:table-cell>
          <table:table-cell office:value-type="string" office:string-value="2023-02-13 23:59:59" table:formula="of:=COM.MICROSOFT.CONCAT([.C23];[.D23];[.F23])" table:style-name="ce1">
            <text:p>2023-02-13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2</text:p>
          </table:table-cell>
          <table:table-cell office:value-type="string" table:style-name="ce2">
            <text:p>2023-02-1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2-14 00:00:00" table:formula="of:=COM.MICROSOFT.CONCAT([.C24];[.D24];[.E24])" table:style-name="ce1">
            <text:p>2023-02-14 00:00:00</text:p>
          </table:table-cell>
          <table:table-cell office:value-type="string" office:string-value="2023-02-14 23:59:59" table:formula="of:=COM.MICROSOFT.CONCAT([.C24];[.D24];[.F24])" table:style-name="ce1">
            <text:p>2023-02-14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2</text:p>
          </table:table-cell>
          <table:table-cell office:value-type="string" table:style-name="ce2">
            <text:p>2023-02-1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2-15 00:00:00" table:formula="of:=COM.MICROSOFT.CONCAT([.C25];[.D25];[.E25])" table:style-name="ce1">
            <text:p>2023-02-15 00:00:00</text:p>
          </table:table-cell>
          <table:table-cell office:value-type="string" office:string-value="2023-02-15 23:59:59" table:formula="of:=COM.MICROSOFT.CONCAT([.C25];[.D25];[.F25])" table:style-name="ce1">
            <text:p>2023-02-15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2</text:p>
          </table:table-cell>
          <table:table-cell office:value-type="string" table:style-name="ce2">
            <text:p>2023-02-16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2-16 00:00:00" table:formula="of:=COM.MICROSOFT.CONCAT([.C26];[.D26];[.E26])" table:style-name="ce1">
            <text:p>2023-02-16 00:00:00</text:p>
          </table:table-cell>
          <table:table-cell office:value-type="string" office:string-value="2023-02-16 23:59:59" table:formula="of:=COM.MICROSOFT.CONCAT([.C26];[.D26];[.F26])" table:style-name="ce1">
            <text:p>2023-02-16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2</text:p>
          </table:table-cell>
          <table:table-cell office:value-type="string" table:style-name="ce2">
            <text:p>2023-02-17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2-17 00:00:00" table:formula="of:=COM.MICROSOFT.CONCAT([.C27];[.D27];[.E27])" table:style-name="ce1">
            <text:p>2023-02-17 00:00:00</text:p>
          </table:table-cell>
          <table:table-cell office:value-type="string" office:string-value="2023-02-17 23:59:59" table:formula="of:=COM.MICROSOFT.CONCAT([.C27];[.D27];[.F27])" table:style-name="ce1">
            <text:p>2023-02-17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2</text:p>
          </table:table-cell>
          <table:table-cell office:value-type="string" table:style-name="ce2">
            <text:p>2023-02-18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2-18 00:00:00" table:formula="of:=COM.MICROSOFT.CONCAT([.C28];[.D28];[.E28])" table:style-name="ce1">
            <text:p>2023-02-18 00:00:00</text:p>
          </table:table-cell>
          <table:table-cell office:value-type="string" office:string-value="2023-02-18 23:59:59" table:formula="of:=COM.MICROSOFT.CONCAT([.C28];[.D28];[.F28])" table:style-name="ce1">
            <text:p>2023-02-18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2</text:p>
          </table:table-cell>
          <table:table-cell office:value-type="string" table:style-name="ce2">
            <text:p>2023-02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2-19 00:00:00" table:formula="of:=COM.MICROSOFT.CONCAT([.C29];[.D29];[.E29])" table:style-name="ce1">
            <text:p>2023-02-19 00:00:00</text:p>
          </table:table-cell>
          <table:table-cell office:value-type="string" office:string-value="2023-02-19 23:59:59" table:formula="of:=COM.MICROSOFT.CONCAT([.C29];[.D29];[.F29])" table:style-name="ce1">
            <text:p>2023-02-19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3</text:p>
          </table:table-cell>
          <table:table-cell office:value-type="string" table:style-name="ce2">
            <text:p>2023-02-1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2-13 00:00:00" table:formula="of:=COM.MICROSOFT.CONCAT([.C30];[.D30];[.E30])" table:style-name="ce1">
            <text:p>2023-02-13 00:00:00</text:p>
          </table:table-cell>
          <table:table-cell office:value-type="string" office:string-value="2023-02-13 23:59:59" table:formula="of:=COM.MICROSOFT.CONCAT([.C30];[.D30];[.F30])" table:style-name="ce1">
            <text:p>2023-02-13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3</text:p>
          </table:table-cell>
          <table:table-cell office:value-type="string" table:style-name="ce2">
            <text:p>2023-02-1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2-14 00:00:00" table:formula="of:=COM.MICROSOFT.CONCAT([.C31];[.D31];[.E31])" table:style-name="ce1">
            <text:p>2023-02-14 00:00:00</text:p>
          </table:table-cell>
          <table:table-cell office:value-type="string" office:string-value="2023-02-14 23:59:59" table:formula="of:=COM.MICROSOFT.CONCAT([.C31];[.D31];[.F31])" table:style-name="ce1">
            <text:p>2023-02-14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3</text:p>
          </table:table-cell>
          <table:table-cell office:value-type="string" table:style-name="ce2">
            <text:p>2023-02-1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2-15 00:00:00" table:formula="of:=COM.MICROSOFT.CONCAT([.C32];[.D32];[.E32])" table:style-name="ce1">
            <text:p>2023-02-15 00:00:00</text:p>
          </table:table-cell>
          <table:table-cell office:value-type="string" office:string-value="2023-02-15 23:59:59" table:formula="of:=COM.MICROSOFT.CONCAT([.C32];[.D32];[.F32])" table:style-name="ce1">
            <text:p>2023-02-15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3</text:p>
          </table:table-cell>
          <table:table-cell office:value-type="string" table:style-name="ce2">
            <text:p>2023-02-16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2-16 00:00:00" table:formula="of:=COM.MICROSOFT.CONCAT([.C33];[.D33];[.E33])" table:style-name="ce1">
            <text:p>2023-02-16 00:00:00</text:p>
          </table:table-cell>
          <table:table-cell office:value-type="string" office:string-value="2023-02-16 23:59:59" table:formula="of:=COM.MICROSOFT.CONCAT([.C33];[.D33];[.F33])" table:style-name="ce1">
            <text:p>2023-02-16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3</text:p>
          </table:table-cell>
          <table:table-cell office:value-type="string" table:style-name="ce2">
            <text:p>2023-02-17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2-17 00:00:00" table:formula="of:=COM.MICROSOFT.CONCAT([.C34];[.D34];[.E34])" table:style-name="ce1">
            <text:p>2023-02-17 00:00:00</text:p>
          </table:table-cell>
          <table:table-cell office:value-type="string" office:string-value="2023-02-17 23:59:59" table:formula="of:=COM.MICROSOFT.CONCAT([.C34];[.D34];[.F34])" table:style-name="ce1">
            <text:p>2023-02-17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3</text:p>
          </table:table-cell>
          <table:table-cell office:value-type="string" table:style-name="ce2">
            <text:p>2023-02-18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2-18 00:00:00" table:formula="of:=COM.MICROSOFT.CONCAT([.C35];[.D35];[.E35])" table:style-name="ce1">
            <text:p>2023-02-18 00:00:00</text:p>
          </table:table-cell>
          <table:table-cell office:value-type="string" office:string-value="2023-02-18 23:59:59" table:formula="of:=COM.MICROSOFT.CONCAT([.C35];[.D35];[.F35])" table:style-name="ce1">
            <text:p>2023-02-18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3</text:p>
          </table:table-cell>
          <table:table-cell office:value-type="string" table:style-name="ce2">
            <text:p>2023-02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2-19 00:00:00" table:formula="of:=COM.MICROSOFT.CONCAT([.C36];[.D36];[.E36])" table:style-name="ce1">
            <text:p>2023-02-19 00:00:00</text:p>
          </table:table-cell>
          <table:table-cell office:value-type="string" office:string-value="2023-02-19 23:59:59" table:formula="of:=COM.MICROSOFT.CONCAT([.C36];[.D36];[.F36])" table:style-name="ce1">
            <text:p>2023-02-19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4</text:p>
          </table:table-cell>
          <table:table-cell office:value-type="string" table:style-name="ce2">
            <text:p>2023-02-1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2-13 00:00:00" table:formula="of:=COM.MICROSOFT.CONCAT([.C37];[.D37];[.E37])" table:style-name="ce1">
            <text:p>2023-02-13 00:00:00</text:p>
          </table:table-cell>
          <table:table-cell office:value-type="string" office:string-value="2023-02-13 23:59:59" table:formula="of:=COM.MICROSOFT.CONCAT([.C37];[.D37];[.F37])" table:style-name="ce1">
            <text:p>2023-02-13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4</text:p>
          </table:table-cell>
          <table:table-cell office:value-type="string" table:style-name="ce2">
            <text:p>2023-02-1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2-14 00:00:00" table:formula="of:=COM.MICROSOFT.CONCAT([.C38];[.D38];[.E38])" table:style-name="ce1">
            <text:p>2023-02-14 00:00:00</text:p>
          </table:table-cell>
          <table:table-cell office:value-type="string" office:string-value="2023-02-14 23:59:59" table:formula="of:=COM.MICROSOFT.CONCAT([.C38];[.D38];[.F38])" table:style-name="ce1">
            <text:p>2023-02-14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4</text:p>
          </table:table-cell>
          <table:table-cell office:value-type="string" table:style-name="ce2">
            <text:p>2023-02-1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2-15 00:00:00" table:formula="of:=COM.MICROSOFT.CONCAT([.C39];[.D39];[.E39])" table:style-name="ce1">
            <text:p>2023-02-15 00:00:00</text:p>
          </table:table-cell>
          <table:table-cell office:value-type="string" office:string-value="2023-02-15 23:59:59" table:formula="of:=COM.MICROSOFT.CONCAT([.C39];[.D39];[.F39])" table:style-name="ce1">
            <text:p>2023-02-15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4</text:p>
          </table:table-cell>
          <table:table-cell office:value-type="string" table:style-name="ce2">
            <text:p>2023-02-16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2-16 00:00:00" table:formula="of:=COM.MICROSOFT.CONCAT([.C40];[.D40];[.E40])" table:style-name="ce1">
            <text:p>2023-02-16 00:00:00</text:p>
          </table:table-cell>
          <table:table-cell office:value-type="string" office:string-value="2023-02-16 23:59:59" table:formula="of:=COM.MICROSOFT.CONCAT([.C40];[.D40];[.F40])" table:style-name="ce1">
            <text:p>2023-02-16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4</text:p>
          </table:table-cell>
          <table:table-cell office:value-type="string" table:style-name="ce2">
            <text:p>2023-02-17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2-17 00:00:00" table:formula="of:=COM.MICROSOFT.CONCAT([.C41];[.D41];[.E41])" table:style-name="ce1">
            <text:p>2023-02-17 00:00:00</text:p>
          </table:table-cell>
          <table:table-cell office:value-type="string" office:string-value="2023-02-17 23:59:59" table:formula="of:=COM.MICROSOFT.CONCAT([.C41];[.D41];[.F41])" table:style-name="ce1">
            <text:p>2023-02-17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4</text:p>
          </table:table-cell>
          <table:table-cell office:value-type="string" table:style-name="ce2">
            <text:p>2023-02-18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2-18 00:00:00" table:formula="of:=COM.MICROSOFT.CONCAT([.C42];[.D42];[.E42])" table:style-name="ce1">
            <text:p>2023-02-18 00:00:00</text:p>
          </table:table-cell>
          <table:table-cell office:value-type="string" office:string-value="2023-02-18 23:59:59" table:formula="of:=COM.MICROSOFT.CONCAT([.C42];[.D42];[.F42])" table:style-name="ce1">
            <text:p>2023-02-18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4</text:p>
          </table:table-cell>
          <table:table-cell office:value-type="string" table:style-name="ce2">
            <text:p>2023-02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2-19 00:00:00" table:formula="of:=COM.MICROSOFT.CONCAT([.C43];[.D43];[.E43])" table:style-name="ce1">
            <text:p>2023-02-19 00:00:00</text:p>
          </table:table-cell>
          <table:table-cell office:value-type="string" office:string-value="2023-02-19 23:59:59" table:formula="of:=COM.MICROSOFT.CONCAT([.C43];[.D43];[.F43])" table:style-name="ce1">
            <text:p>2023-02-19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GOL TV HD</text:p>
          </table:table-cell>
          <table:table-cell office:value-type="string" table:style-name="ce2">
            <text:p>2023-02-1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2-13 00:00:00" table:formula="of:=COM.MICROSOFT.CONCAT([.C44];[.D44];[.E44])" table:style-name="ce1">
            <text:p>2023-02-13 00:00:00</text:p>
          </table:table-cell>
          <table:table-cell office:value-type="string" office:string-value="2023-02-13 23:59:59" table:formula="of:=COM.MICROSOFT.CONCAT([.C44];[.D44];[.F44])" table:style-name="ce1">
            <text:p>2023-02-13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GOL TV HD</text:p>
          </table:table-cell>
          <table:table-cell office:value-type="string" table:style-name="ce2">
            <text:p>2023-02-1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2-14 00:00:00" table:formula="of:=COM.MICROSOFT.CONCAT([.C45];[.D45];[.E45])" table:style-name="ce1">
            <text:p>2023-02-14 00:00:00</text:p>
          </table:table-cell>
          <table:table-cell office:value-type="string" office:string-value="2023-02-14 23:59:59" table:formula="of:=COM.MICROSOFT.CONCAT([.C45];[.D45];[.F45])" table:style-name="ce1">
            <text:p>2023-02-14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GOL TV HD</text:p>
          </table:table-cell>
          <table:table-cell office:value-type="string" table:style-name="ce2">
            <text:p>2023-02-1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2-15 00:00:00" table:formula="of:=COM.MICROSOFT.CONCAT([.C46];[.D46];[.E46])" table:style-name="ce1">
            <text:p>2023-02-15 00:00:00</text:p>
          </table:table-cell>
          <table:table-cell office:value-type="string" office:string-value="2023-02-15 23:59:59" table:formula="of:=COM.MICROSOFT.CONCAT([.C46];[.D46];[.F46])" table:style-name="ce1">
            <text:p>2023-02-15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GOL TV HD</text:p>
          </table:table-cell>
          <table:table-cell office:value-type="string" table:style-name="ce2">
            <text:p>2023-02-16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2-16 00:00:00" table:formula="of:=COM.MICROSOFT.CONCAT([.C47];[.D47];[.E47])" table:style-name="ce1">
            <text:p>2023-02-16 00:00:00</text:p>
          </table:table-cell>
          <table:table-cell office:value-type="string" office:string-value="2023-02-16 23:59:59" table:formula="of:=COM.MICROSOFT.CONCAT([.C47];[.D47];[.F47])" table:style-name="ce1">
            <text:p>2023-02-16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GOL TV HD</text:p>
          </table:table-cell>
          <table:table-cell office:value-type="string" table:style-name="ce2">
            <text:p>2023-02-17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2-17 00:00:00" table:formula="of:=COM.MICROSOFT.CONCAT([.C48];[.D48];[.E48])" table:style-name="ce1">
            <text:p>2023-02-17 00:00:00</text:p>
          </table:table-cell>
          <table:table-cell office:value-type="string" office:string-value="2023-02-17 23:59:59" table:formula="of:=COM.MICROSOFT.CONCAT([.C48];[.D48];[.F48])" table:style-name="ce1">
            <text:p>2023-02-17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GOL TV HD</text:p>
          </table:table-cell>
          <table:table-cell office:value-type="string" table:style-name="ce2">
            <text:p>2023-02-18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2-18 00:00:00" table:formula="of:=COM.MICROSOFT.CONCAT([.C49];[.D49];[.E49])" table:style-name="ce1">
            <text:p>2023-02-18 00:00:00</text:p>
          </table:table-cell>
          <table:table-cell office:value-type="string" office:string-value="2023-02-18 23:59:59" table:formula="of:=COM.MICROSOFT.CONCAT([.C49];[.D49];[.F49])" table:style-name="ce1">
            <text:p>2023-02-18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GOL TV HD</text:p>
          </table:table-cell>
          <table:table-cell office:value-type="string" table:style-name="ce2">
            <text:p>2023-02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2-19 00:00:00" table:formula="of:=COM.MICROSOFT.CONCAT([.C50];[.D50];[.E50])" table:style-name="ce1">
            <text:p>2023-02-19 00:00:00</text:p>
          </table:table-cell>
          <table:table-cell office:value-type="string" office:string-value="2023-02-19 23:59:59" table:formula="of:=COM.MICROSOFT.CONCAT([.C50];[.D50];[.F50])" table:style-name="ce1">
            <text:p>2023-02-19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FOX SPORTS 2</text:p>
          </table:table-cell>
          <table:table-cell office:value-type="string" table:style-name="ce2">
            <text:p>2023-02-1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2-13 00:00:00" table:formula="of:=COM.MICROSOFT.CONCAT([.C51];[.D51];[.E51])" table:style-name="ce1">
            <text:p>2023-02-13 00:00:00</text:p>
          </table:table-cell>
          <table:table-cell office:value-type="string" office:string-value="2023-02-13 23:59:59" table:formula="of:=COM.MICROSOFT.CONCAT([.C51];[.D51];[.F51])" table:style-name="ce1">
            <text:p>2023-02-13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FOX SPORTS 2</text:p>
          </table:table-cell>
          <table:table-cell office:value-type="string" table:style-name="ce2">
            <text:p>2023-02-1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2-14 00:00:00" table:formula="of:=COM.MICROSOFT.CONCAT([.C52];[.D52];[.E52])" table:style-name="ce1">
            <text:p>2023-02-14 00:00:00</text:p>
          </table:table-cell>
          <table:table-cell office:value-type="string" office:string-value="2023-02-14 23:59:59" table:formula="of:=COM.MICROSOFT.CONCAT([.C52];[.D52];[.F52])" table:style-name="ce1">
            <text:p>2023-02-14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FOX SPORTS 2</text:p>
          </table:table-cell>
          <table:table-cell office:value-type="string" table:style-name="ce2">
            <text:p>2023-02-1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2-15 00:00:00" table:formula="of:=COM.MICROSOFT.CONCAT([.C53];[.D53];[.E53])" table:style-name="ce1">
            <text:p>2023-02-15 00:00:00</text:p>
          </table:table-cell>
          <table:table-cell office:value-type="string" office:string-value="2023-02-15 23:59:59" table:formula="of:=COM.MICROSOFT.CONCAT([.C53];[.D53];[.F53])" table:style-name="ce1">
            <text:p>2023-02-15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FOX SPORTS 2</text:p>
          </table:table-cell>
          <table:table-cell office:value-type="string" table:style-name="ce2">
            <text:p>2023-02-16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2-16 00:00:00" table:formula="of:=COM.MICROSOFT.CONCAT([.C54];[.D54];[.E54])" table:style-name="ce1">
            <text:p>2023-02-16 00:00:00</text:p>
          </table:table-cell>
          <table:table-cell office:value-type="string" office:string-value="2023-02-16 23:59:59" table:formula="of:=COM.MICROSOFT.CONCAT([.C54];[.D54];[.F54])" table:style-name="ce1">
            <text:p>2023-02-16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FOX SPORTS 2</text:p>
          </table:table-cell>
          <table:table-cell office:value-type="string" table:style-name="ce2">
            <text:p>2023-02-17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2-17 00:00:00" table:formula="of:=COM.MICROSOFT.CONCAT([.C55];[.D55];[.E55])" table:style-name="ce1">
            <text:p>2023-02-17 00:00:00</text:p>
          </table:table-cell>
          <table:table-cell office:value-type="string" office:string-value="2023-02-17 23:59:59" table:formula="of:=COM.MICROSOFT.CONCAT([.C55];[.D55];[.F55])" table:style-name="ce1">
            <text:p>2023-02-17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FOX SPORTS 2</text:p>
          </table:table-cell>
          <table:table-cell office:value-type="string" table:style-name="ce2">
            <text:p>2023-02-18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2-18 00:00:00" table:formula="of:=COM.MICROSOFT.CONCAT([.C56];[.D56];[.E56])" table:style-name="ce1">
            <text:p>2023-02-18 00:00:00</text:p>
          </table:table-cell>
          <table:table-cell office:value-type="string" office:string-value="2023-02-18 23:59:59" table:formula="of:=COM.MICROSOFT.CONCAT([.C56];[.D56];[.F56])" table:style-name="ce1">
            <text:p>2023-02-18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FOX SPORTS 2</text:p>
          </table:table-cell>
          <table:table-cell office:value-type="string" table:style-name="ce2">
            <text:p>2023-02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2-19 00:00:00" table:formula="of:=COM.MICROSOFT.CONCAT([.C57];[.D57];[.E57])" table:style-name="ce1">
            <text:p>2023-02-19 00:00:00</text:p>
          </table:table-cell>
          <table:table-cell office:value-type="string" office:string-value="2023-02-19 23:59:59" table:formula="of:=COM.MICROSOFT.CONCAT([.C57];[.D57];[.F57])" table:style-name="ce1">
            <text:p>2023-02-19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FOX SPORTS 3</text:p>
          </table:table-cell>
          <table:table-cell office:value-type="string" table:style-name="ce2">
            <text:p>2023-02-1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2-13 00:00:00" table:formula="of:=COM.MICROSOFT.CONCAT([.C58];[.D58];[.E58])" table:style-name="ce1">
            <text:p>2023-02-13 00:00:00</text:p>
          </table:table-cell>
          <table:table-cell office:value-type="string" office:string-value="2023-02-13 23:59:59" table:formula="of:=COM.MICROSOFT.CONCAT([.C58];[.D58];[.F58])" table:style-name="ce1">
            <text:p>2023-02-13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FOX SPORTS 3</text:p>
          </table:table-cell>
          <table:table-cell office:value-type="string" table:style-name="ce2">
            <text:p>2023-02-1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2-14 00:00:00" table:formula="of:=COM.MICROSOFT.CONCAT([.C59];[.D59];[.E59])" table:style-name="ce1">
            <text:p>2023-02-14 00:00:00</text:p>
          </table:table-cell>
          <table:table-cell office:value-type="string" office:string-value="2023-02-14 23:59:59" table:formula="of:=COM.MICROSOFT.CONCAT([.C59];[.D59];[.F59])" table:style-name="ce1">
            <text:p>2023-02-14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FOX SPORTS 3</text:p>
          </table:table-cell>
          <table:table-cell office:value-type="string" table:style-name="ce2">
            <text:p>2023-02-1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2-15 00:00:00" table:formula="of:=COM.MICROSOFT.CONCAT([.C60];[.D60];[.E60])" table:style-name="ce1">
            <text:p>2023-02-15 00:00:00</text:p>
          </table:table-cell>
          <table:table-cell office:value-type="string" office:string-value="2023-02-15 23:59:59" table:formula="of:=COM.MICROSOFT.CONCAT([.C60];[.D60];[.F60])" table:style-name="ce1">
            <text:p>2023-02-15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FOX SPORTS 3</text:p>
          </table:table-cell>
          <table:table-cell office:value-type="string" table:style-name="ce2">
            <text:p>2023-02-16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2-16 00:00:00" table:formula="of:=COM.MICROSOFT.CONCAT([.C61];[.D61];[.E61])" table:style-name="ce1">
            <text:p>2023-02-16 00:00:00</text:p>
          </table:table-cell>
          <table:table-cell office:value-type="string" office:string-value="2023-02-16 23:59:59" table:formula="of:=COM.MICROSOFT.CONCAT([.C61];[.D61];[.F61])" table:style-name="ce1">
            <text:p>2023-02-16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FOX SPORTS 3</text:p>
          </table:table-cell>
          <table:table-cell office:value-type="string" table:style-name="ce2">
            <text:p>2023-02-17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2-17 00:00:00" table:formula="of:=COM.MICROSOFT.CONCAT([.C62];[.D62];[.E62])" table:style-name="ce1">
            <text:p>2023-02-17 00:00:00</text:p>
          </table:table-cell>
          <table:table-cell office:value-type="string" office:string-value="2023-02-17 23:59:59" table:formula="of:=COM.MICROSOFT.CONCAT([.C62];[.D62];[.F62])" table:style-name="ce1">
            <text:p>2023-02-17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FOX SPORTS 3</text:p>
          </table:table-cell>
          <table:table-cell office:value-type="string" table:style-name="ce2">
            <text:p>2023-02-18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2-18 00:00:00" table:formula="of:=COM.MICROSOFT.CONCAT([.C63];[.D63];[.E63])" table:style-name="ce1">
            <text:p>2023-02-18 00:00:00</text:p>
          </table:table-cell>
          <table:table-cell office:value-type="string" office:string-value="2023-02-18 23:59:59" table:formula="of:=COM.MICROSOFT.CONCAT([.C63];[.D63];[.F63])" table:style-name="ce1">
            <text:p>2023-02-18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FOX SPORTS 3</text:p>
          </table:table-cell>
          <table:table-cell office:value-type="string" table:style-name="ce2">
            <text:p>2023-02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2-19 00:00:00" table:formula="of:=COM.MICROSOFT.CONCAT([.C64];[.D64];[.E64])" table:style-name="ce1">
            <text:p>2023-02-19 00:00:00</text:p>
          </table:table-cell>
          <table:table-cell office:value-type="string" office:string-value="2023-02-19 23:59:59" table:formula="of:=COM.MICROSOFT.CONCAT([.C64];[.D64];[.F64])" table:style-name="ce1">
            <text:p>2023-02-19 23:59:5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EXTRA HD</text:p>
          </table:table-cell>
          <table:table-cell office:value-type="string" table:style-name="ce2">
            <text:p>2023-02-1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2-13 00:00:00" table:formula="of:=COM.MICROSOFT.CONCAT([.C65];[.D65];[.E65])" table:style-name="ce1">
            <text:p>2023-02-13 00:00:00</text:p>
          </table:table-cell>
          <table:table-cell office:value-type="string" office:string-value="2023-02-13 23:59:59" table:formula="of:=COM.MICROSOFT.CONCAT([.C65];[.D65];[.F65])" table:style-name="ce1">
            <text:p>2023-02-13 23:59:5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EXTRA HD</text:p>
          </table:table-cell>
          <table:table-cell office:value-type="string" table:style-name="ce2">
            <text:p>2023-02-1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2-14 00:00:00" table:formula="of:=COM.MICROSOFT.CONCAT([.C66];[.D66];[.E66])" table:style-name="ce1">
            <text:p>2023-02-14 00:00:00</text:p>
          </table:table-cell>
          <table:table-cell office:value-type="string" office:string-value="2023-02-14 23:59:59" table:formula="of:=COM.MICROSOFT.CONCAT([.C66];[.D66];[.F66])" table:style-name="ce1">
            <text:p>2023-02-14 23:59:5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EXTRA HD</text:p>
          </table:table-cell>
          <table:table-cell office:value-type="string" table:style-name="ce2">
            <text:p>2023-02-1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2-15 00:00:00" table:formula="of:=COM.MICROSOFT.CONCAT([.C67];[.D67];[.E67])" table:style-name="ce1">
            <text:p>2023-02-15 00:00:00</text:p>
          </table:table-cell>
          <table:table-cell office:value-type="string" office:string-value="2023-02-15 23:59:59" table:formula="of:=COM.MICROSOFT.CONCAT([.C67];[.D67];[.F67])" table:style-name="ce1">
            <text:p>2023-02-15 23:59:5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EXTRA HD</text:p>
          </table:table-cell>
          <table:table-cell office:value-type="string" table:style-name="ce2">
            <text:p>2023-02-16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2-16 00:00:00" table:formula="of:=COM.MICROSOFT.CONCAT([.C68];[.D68];[.E68])" table:style-name="ce1">
            <text:p>2023-02-16 00:00:00</text:p>
          </table:table-cell>
          <table:table-cell office:value-type="string" office:string-value="2023-02-16 23:59:59" table:formula="of:=COM.MICROSOFT.CONCAT([.C68];[.D68];[.F68])" table:style-name="ce1">
            <text:p>2023-02-16 23:59:5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EXTRA HD</text:p>
          </table:table-cell>
          <table:table-cell office:value-type="string" table:style-name="ce2">
            <text:p>2023-02-17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2-17 00:00:00" table:formula="of:=COM.MICROSOFT.CONCAT([.C69];[.D69];[.E69])" table:style-name="ce1">
            <text:p>2023-02-17 00:00:00</text:p>
          </table:table-cell>
          <table:table-cell office:value-type="string" office:string-value="2023-02-17 23:59:59" table:formula="of:=COM.MICROSOFT.CONCAT([.C69];[.D69];[.F69])" table:style-name="ce1">
            <text:p>2023-02-17 23:59:5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EXTRA HD</text:p>
          </table:table-cell>
          <table:table-cell office:value-type="string" table:style-name="ce2">
            <text:p>2023-02-18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2-18 00:00:00" table:formula="of:=COM.MICROSOFT.CONCAT([.C70];[.D70];[.E70])" table:style-name="ce1">
            <text:p>2023-02-18 00:00:00</text:p>
          </table:table-cell>
          <table:table-cell office:value-type="string" office:string-value="2023-02-18 23:59:59" table:formula="of:=COM.MICROSOFT.CONCAT([.C70];[.D70];[.F70])" table:style-name="ce1">
            <text:p>2023-02-18 23:59:5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EXTRA HD</text:p>
          </table:table-cell>
          <table:table-cell office:value-type="string" table:style-name="ce2">
            <text:p>2023-02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2-19 00:00:00" table:formula="of:=COM.MICROSOFT.CONCAT([.C71];[.D71];[.E71])" table:style-name="ce1">
            <text:p>2023-02-19 00:00:00</text:p>
          </table:table-cell>
          <table:table-cell office:value-type="string" office:string-value="2023-02-19 23:59:59" table:formula="of:=COM.MICROSOFT.CONCAT([.C71];[.D71];[.F71])" table:style-name="ce1">
            <text:p>2023-02-19 23:59:59</text:p>
          </table:table-cell>
          <table:table-cell table:number-columns-repeated="16376"/>
        </table:table-row>
        <table:table-row table:number-rows-repeated="1048505" table:style-name="ro1">
          <table:table-cell table:number-columns-repeated="16384"/>
        </table:table-row>
      </table:table>
      <table:table table:name="Hoja3" table:style-name="ta1">
        <table:table-column table:style-name="co12" table:number-columns-repeated="8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4">
            <text:p>América Cinescape 11 am</text:p>
          </table:table-cell>
          <table:table-cell office:value-type="string" table:style-name="ce4">
            <text:p>AMERICA TELEVISION HD</text:p>
          </table:table-cell>
          <table:table-cell office:value-type="string" table:style-name="ce5">
            <text:p>2021-09-11</text:p>
          </table:table-cell>
          <table:table-cell office:value-type="string" table:style-name="ce4">
            <text:p><text:s/></text:p>
          </table:table-cell>
          <table:table-cell office:value-type="string" table:style-name="ce5">
            <text:p>11:00:00</text:p>
          </table:table-cell>
          <table:table-cell office:value-type="string" table:style-name="ce5">
            <text:p>13:00:00</text:p>
          </table:table-cell>
          <table:table-cell office:value-type="string" table:style-name="ce5">
            <text:p>2021-09-11 11:00:00</text:p>
          </table:table-cell>
          <table:table-cell office:value-type="string" table:style-name="ce5">
            <text:p>2021-09-11 13:00:00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América El reventonazo de la Chola 7 pm</text:p>
          </table:table-cell>
          <table:table-cell office:value-type="string" table:style-name="ce4">
            <text:p>AMERICA TELEVISION HD</text:p>
          </table:table-cell>
          <table:table-cell office:value-type="string" table:style-name="ce5">
            <text:p>2021-09-11</text:p>
          </table:table-cell>
          <table:table-cell office:value-type="string" table:style-name="ce4">
            <text:p><text:s/></text:p>
          </table:table-cell>
          <table:table-cell office:value-type="string" table:style-name="ce5">
            <text:p>19:00:00</text:p>
          </table:table-cell>
          <table:table-cell office:value-type="string" table:style-name="ce5">
            <text:p>23:00:00</text:p>
          </table:table-cell>
          <table:table-cell office:value-type="string" table:style-name="ce5">
            <text:p>2021-09-11 19:00:00</text:p>
          </table:table-cell>
          <table:table-cell office:value-type="string" table:style-name="ce5">
            <text:p>2021-09-11 23:00:00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ATV JB en ATV 8:00 p.m.</text:p>
          </table:table-cell>
          <table:table-cell office:value-type="string" table:style-name="ce4">
            <text:p>ATV HD</text:p>
          </table:table-cell>
          <table:table-cell office:value-type="string" table:style-name="ce5">
            <text:p>2021-09-11</text:p>
          </table:table-cell>
          <table:table-cell office:value-type="string" table:style-name="ce4">
            <text:p><text:s/></text:p>
          </table:table-cell>
          <table:table-cell office:value-type="string" table:style-name="ce5">
            <text:p>20:00:00</text:p>
          </table:table-cell>
          <table:table-cell office:value-type="string" table:style-name="ce5">
            <text:p>22:00:00</text:p>
          </table:table-cell>
          <table:table-cell office:value-type="string" table:style-name="ce5">
            <text:p>2021-09-11 20:00:00</text:p>
          </table:table-cell>
          <table:table-cell office:value-type="string" table:style-name="ce5">
            <text:p>2021-09-11 22:00:00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América Reinas del Show 9:00 p.m.</text:p>
          </table:table-cell>
          <table:table-cell office:value-type="string" table:style-name="ce4">
            <text:p>AMERICA TELEVISION HD</text:p>
          </table:table-cell>
          <table:table-cell office:value-type="string" table:style-name="ce5">
            <text:p>2021-09-11</text:p>
          </table:table-cell>
          <table:table-cell office:value-type="string" table:style-name="ce4">
            <text:p><text:s/></text:p>
          </table:table-cell>
          <table:table-cell office:value-type="string" table:style-name="ce5">
            <text:p>21:00:00</text:p>
          </table:table-cell>
          <table:table-cell office:value-type="string" table:style-name="ce5">
            <text:p>23:00:00</text:p>
          </table:table-cell>
          <table:table-cell office:value-type="string" table:style-name="ce5">
            <text:p>2021-09-11 21:00:00</text:p>
          </table:table-cell>
          <table:table-cell office:value-type="string" table:style-name="ce5">
            <text:p>2021-09-11 23:00:00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Latina HD La Voz Senior 8:30pm</text:p>
          </table:table-cell>
          <table:table-cell office:value-type="string" table:style-name="ce4">
            <text:p>LATINA HD</text:p>
          </table:table-cell>
          <table:table-cell office:value-type="string" table:style-name="ce5">
            <text:p>2021-09-11</text:p>
          </table:table-cell>
          <table:table-cell office:value-type="string" table:style-name="ce4">
            <text:p><text:s/></text:p>
          </table:table-cell>
          <table:table-cell office:value-type="string" table:style-name="ce5">
            <text:p>20:30:00</text:p>
          </table:table-cell>
          <table:table-cell office:value-type="string" table:style-name="ce5">
            <text:p>22:30:00</text:p>
          </table:table-cell>
          <table:table-cell office:value-type="string" table:style-name="ce5">
            <text:p>2021-09-11 20:30:00</text:p>
          </table:table-cell>
          <table:table-cell office:value-type="string" table:style-name="ce5">
            <text:p>2021-09-11 22:30:00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América TV Mi mamá cocina mejor que la tuya5:30 p.m.</text:p>
          </table:table-cell>
          <table:table-cell office:value-type="string" table:style-name="ce4">
            <text:p>AMERICA TELEVISION HD</text:p>
          </table:table-cell>
          <table:table-cell office:value-type="string" table:style-name="ce5">
            <text:p>2021-09-12</text:p>
          </table:table-cell>
          <table:table-cell office:value-type="string" table:style-name="ce4">
            <text:p><text:s/></text:p>
          </table:table-cell>
          <table:table-cell office:value-type="string" table:style-name="ce5">
            <text:p>17:30:00</text:p>
          </table:table-cell>
          <table:table-cell office:value-type="string" table:style-name="ce5">
            <text:p>19:30:00</text:p>
          </table:table-cell>
          <table:table-cell office:value-type="string" table:style-name="ce5">
            <text:p>2021-09-12 17:30:00</text:p>
          </table:table-cell>
          <table:table-cell office:value-type="string" table:style-name="ce5">
            <text:p>2021-09-12 19:30:00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Mdeportes El fuera de Lista 8:30 p.m.</text:p>
          </table:table-cell>
          <table:table-cell office:value-type="string" table:style-name="ce4">
            <text:p>M DEPORTES HD</text:p>
          </table:table-cell>
          <table:table-cell office:value-type="string" table:style-name="ce5">
            <text:p>2021-09-12</text:p>
          </table:table-cell>
          <table:table-cell office:value-type="string" table:style-name="ce4">
            <text:p><text:s/></text:p>
          </table:table-cell>
          <table:table-cell office:value-type="string" table:style-name="ce5">
            <text:p>20:30:00</text:p>
          </table:table-cell>
          <table:table-cell office:value-type="string" table:style-name="ce5">
            <text:p>22:30:00</text:p>
          </table:table-cell>
          <table:table-cell office:value-type="string" table:style-name="ce5">
            <text:p>2021-09-12 20:30:00</text:p>
          </table:table-cell>
          <table:table-cell office:value-type="string" table:style-name="ce5">
            <text:p>2021-09-12 22:30:00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ATV Nunca Más 8:30 p.m.</text:p>
          </table:table-cell>
          <table:table-cell office:value-type="string" table:style-name="ce4">
            <text:p>ATV HD</text:p>
          </table:table-cell>
          <table:table-cell office:value-type="string" table:style-name="ce5">
            <text:p>2021-09-12</text:p>
          </table:table-cell>
          <table:table-cell office:value-type="string" table:style-name="ce4">
            <text:p><text:s/></text:p>
          </table:table-cell>
          <table:table-cell office:value-type="string" table:style-name="ce5">
            <text:p>20:30:00</text:p>
          </table:table-cell>
          <table:table-cell office:value-type="string" table:style-name="ce5">
            <text:p>22:30:00</text:p>
          </table:table-cell>
          <table:table-cell office:value-type="string" table:style-name="ce5">
            <text:p>2021-09-12 20:30:00</text:p>
          </table:table-cell>
          <table:table-cell office:value-type="string" table:style-name="ce5">
            <text:p>2021-09-12 22:30:00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Mplus Jamás Perfectas 9:00 p.m.</text:p>
          </table:table-cell>
          <table:table-cell office:value-type="string" table:style-name="ce4">
            <text:p>M PLUS HD</text:p>
          </table:table-cell>
          <table:table-cell office:value-type="string" table:style-name="ce5">
            <text:p>2021-09-12</text:p>
          </table:table-cell>
          <table:table-cell office:value-type="string" table:style-name="ce4">
            <text:p><text:s/></text:p>
          </table:table-cell>
          <table:table-cell office:value-type="string" table:style-name="ce5">
            <text:p>21:00:00</text:p>
          </table:table-cell>
          <table:table-cell office:value-type="string" table:style-name="ce5">
            <text:p>23:00:00</text:p>
          </table:table-cell>
          <table:table-cell office:value-type="string" table:style-name="ce5">
            <text:p>2021-09-12 21:00:00</text:p>
          </table:table-cell>
          <table:table-cell office:value-type="string" table:style-name="ce5">
            <text:p>2021-09-12 23:00:00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Mdeportes Después de Todo 10:00 p.m.</text:p>
          </table:table-cell>
          <table:table-cell office:value-type="string" table:style-name="ce4">
            <text:p>M DEPORTES HD</text:p>
          </table:table-cell>
          <table:table-cell office:value-type="string" table:style-name="ce5">
            <text:p>2021-09-12</text:p>
          </table:table-cell>
          <table:table-cell office:value-type="string" table:style-name="ce4">
            <text:p><text:s/></text:p>
          </table:table-cell>
          <table:table-cell office:value-type="string" table:style-name="ce5">
            <text:p>22:00:00</text:p>
          </table:table-cell>
          <table:table-cell office:value-type="string" table:style-name="ce5">
            <text:p>23:59:59</text:p>
          </table:table-cell>
          <table:table-cell office:value-type="string" table:style-name="ce5">
            <text:p>2021-09-12 22:00:00</text:p>
          </table:table-cell>
          <table:table-cell office:value-type="string" table:style-name="ce5">
            <text:p>2021-09-12 23:59:59</text:p>
          </table:table-cell>
          <table:table-cell table:number-columns-repeated="16376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dc:creator>Walter Jesus Rivera Salcedo</dc:creator>
    <dc:date>2023-02-20T14:45:15Z</dc:date>
    <meta:editing-cycles>40</meta:editing-cycles>
    <meta:editing-duration>PT44355S</meta:editing-duration>
  </office:meta>
</office:document-meta>
</file>